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table:style-name="Default" office:value-type="string" calcext:value-type="string">
            <text:p>NORMALIZED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1" office:value-type="float" office:value="0.002416" calcext:value-type="float">
            <text:p>0,002416</text:p>
          </table:table-cell>
          <table:table-cell office:value-type="float" office:value="0.000161" calcext:value-type="float">
            <text:p>0,000161</text:p>
          </table:table-cell>
          <table:table-cell table:formula="of:=[.A2]/[.B2]" office:value-type="float" office:value="15.0062111801242" calcext:value-type="float">
            <text:p>15,01</text:p>
          </table:table-cell>
          <table:table-cell table:formula="of:=([.C2]-[.F3])/[.F4]" office:value-type="float" office:value="0" calcext:value-type="float">
            <text:p>0,00</text:p>
          </table:table-cell>
          <table:table-cell office:value-type="string" calcext:value-type="string">
            <text:p>MAX</text:p>
          </table:table-cell>
          <table:table-cell table:style-name="ce2" table:formula="of:=MAX([.C2:.C9])" office:value-type="float" office:value="246.66814159292" calcext:value-type="float">
            <text:p>246,67</text:p>
          </table:table-cell>
          <table:table-cell table:style-name="ce3"/>
        </table:table-row>
        <table:table-row table:style-name="ro1">
          <table:table-cell office:value-type="float" office:value="0.036925" calcext:value-type="float">
            <text:p>0,036925</text:p>
          </table:table-cell>
          <table:table-cell office:value-type="float" office:value="0.00024" calcext:value-type="float">
            <text:p>0,00024</text:p>
          </table:table-cell>
          <table:table-cell table:formula="of:=[.A3]/[.B3]" office:value-type="float" office:value="153.854166666667" calcext:value-type="float">
            <text:p>153,85</text:p>
          </table:table-cell>
          <table:table-cell table:formula="of:=([.C3]-[.F3])/[.F4]" office:value-type="float" office:value="0.599355946137247" calcext:value-type="float">
            <text:p>0,60</text:p>
          </table:table-cell>
          <table:table-cell office:value-type="string" calcext:value-type="string">
            <text:p>MIN</text:p>
          </table:table-cell>
          <table:table-cell table:style-name="ce2" table:formula="of:=MIN([.C2:.C9])" office:value-type="float" office:value="15.0062111801242" calcext:value-type="float">
            <text:p>15,01</text:p>
          </table:table-cell>
          <table:table-cell/>
        </table:table-row>
        <table:table-row table:style-name="ro1">
          <table:table-cell table:style-name="ce1" office:value-type="float" office:value="0.033726" calcext:value-type="float">
            <text:p>0,033726</text:p>
          </table:table-cell>
          <table:table-cell office:value-type="float" office:value="0.000305" calcext:value-type="float">
            <text:p>0,000305</text:p>
          </table:table-cell>
          <table:table-cell table:formula="of:=[.A4]/[.B4]" office:value-type="float" office:value="110.577049180328" calcext:value-type="float">
            <text:p>110,58</text:p>
          </table:table-cell>
          <table:table-cell table:formula="of:=([.C4]-[.F3])/[.F4]" office:value-type="float" office:value="0.412544425533824" calcext:value-type="float">
            <text:p>0,41</text:p>
          </table:table-cell>
          <table:table-cell office:value-type="string" calcext:value-type="string">
            <text:p>MAX-MIN</text:p>
          </table:table-cell>
          <table:table-cell table:style-name="ce2" table:formula="of:=[.F2]-[.F3]" office:value-type="float" office:value="231.661930412796" calcext:value-type="float">
            <text:p>231,66</text:p>
          </table:table-cell>
          <table:table-cell/>
        </table:table-row>
        <table:table-row table:style-name="ro1">
          <table:table-cell office:value-type="float" office:value="0.340821" calcext:value-type="float">
            <text:p>0,340821</text:p>
          </table:table-cell>
          <table:table-cell office:value-type="float" office:value="0.001404" calcext:value-type="float">
            <text:p>0,001404</text:p>
          </table:table-cell>
          <table:table-cell table:formula="of:=[.A5]/[.B5]" office:value-type="float" office:value="242.75" calcext:value-type="float">
            <text:p>242,75</text:p>
          </table:table-cell>
          <table:table-cell table:formula="of:=([.C5]-[.F3])/[.F4]" office:value-type="float" office:value="0.983086812814092" calcext:value-type="float">
            <text:p>0,98</text:p>
          </table:table-cell>
          <table:table-cell table:number-columns-repeated="3"/>
        </table:table-row>
        <table:table-row table:style-name="ro1">
          <table:table-cell table:style-name="ce1" office:value-type="float" office:value="0.151429" calcext:value-type="float">
            <text:p>0,151429</text:p>
          </table:table-cell>
          <table:table-cell office:value-type="float" office:value="0.001073" calcext:value-type="float">
            <text:p>0,001073</text:p>
          </table:table-cell>
          <table:table-cell table:formula="of:=[.A6]/[.B6]" office:value-type="float" office:value="141.126747437092" calcext:value-type="float">
            <text:p>141,13</text:p>
          </table:table-cell>
          <table:table-cell table:formula="of:=([.C6]-[.F3])/[.F4]" office:value-type="float" office:value="0.544416322665684" calcext:value-type="float">
            <text:p>0,54</text:p>
          </table:table-cell>
          <table:table-cell table:number-columns-repeated="3"/>
        </table:table-row>
        <table:table-row table:style-name="ro1">
          <table:table-cell office:value-type="float" office:value="0.445976" calcext:value-type="float">
            <text:p>0,445976</text:p>
          </table:table-cell>
          <table:table-cell office:value-type="float" office:value="0.001808" calcext:value-type="float">
            <text:p>0,001808</text:p>
          </table:table-cell>
          <table:table-cell table:formula="of:=[.A7]/[.B7]" office:value-type="float" office:value="246.66814159292" calcext:value-type="float">
            <text:p>246,67</text:p>
          </table:table-cell>
          <table:table-cell table:formula="of:=([.C7]-[.F3])/[.F4]"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table:style-name="ce1" office:value-type="float" office:value="0.588814" calcext:value-type="float">
            <text:p>0,588814</text:p>
          </table:table-cell>
          <table:table-cell office:value-type="float" office:value="0.00348" calcext:value-type="float">
            <text:p>0,00348</text:p>
          </table:table-cell>
          <table:table-cell table:formula="of:=[.A8]/[.B8]" office:value-type="float" office:value="169.199425287356" calcext:value-type="float">
            <text:p>169,20</text:p>
          </table:table-cell>
          <table:table-cell table:formula="of:=([.C8]-[.F3])/[.F4]" office:value-type="float" office:value="0.665595826782919" calcext:value-type="float">
            <text:p>0,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09:35:29.17300012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1-21T12:46:19.109084452</dc:date>
    <meta:editing-duration>PT10H7M42S</meta:editing-duration>
    <meta:editing-cycles>4</meta:editing-cycles>
    <meta:generator>LibreOffice/4.2.8.2$Linux_X86_64 LibreOffice_project/420m0$Build-2</meta:generator>
    <meta:document-statistic meta:table-count="1" meta:cell-count="38" meta:object-count="0"/>
  </office:meta>
</office:document-meta>
</file>